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4a044f" officeooo:paragraph-rsid="004a044f"/>
    </style:style>
    <style:style style:name="P2" style:family="paragraph" style:parent-style-name="Text_20_body">
      <style:text-properties officeooo:rsid="004a8b01" officeooo:paragraph-rsid="004a8b01"/>
    </style:style>
    <style:style style:name="P3" style:family="paragraph" style:parent-style-name="Text_20_body">
      <style:text-properties officeooo:rsid="004a8b01" officeooo:paragraph-rsid="0077885d"/>
    </style:style>
    <style:style style:name="P4" style:family="paragraph" style:parent-style-name="Text_20_body">
      <style:text-properties officeooo:rsid="005dd242" officeooo:paragraph-rsid="005dd242"/>
    </style:style>
    <style:style style:name="P5" style:family="paragraph" style:parent-style-name="Text_20_body">
      <style:text-properties officeooo:rsid="005f919e" officeooo:paragraph-rsid="005f919e"/>
    </style:style>
    <style:style style:name="P6" style:family="paragraph" style:parent-style-name="Text_20_body">
      <style:text-properties officeooo:rsid="0060b02e" officeooo:paragraph-rsid="0060b02e"/>
    </style:style>
    <style:style style:name="P7" style:family="paragraph" style:parent-style-name="Text_20_body">
      <style:text-properties officeooo:rsid="006445cc" officeooo:paragraph-rsid="0073460c"/>
    </style:style>
    <style:style style:name="P8" style:family="paragraph" style:parent-style-name="Text_20_body">
      <style:text-properties officeooo:rsid="00657175" officeooo:paragraph-rsid="0073460c"/>
    </style:style>
    <style:style style:name="P9" style:family="paragraph" style:parent-style-name="Text_20_body">
      <style:text-properties officeooo:rsid="0073460c" officeooo:paragraph-rsid="0073460c"/>
    </style:style>
    <style:style style:name="P10" style:family="paragraph" style:parent-style-name="Text_20_body">
      <style:text-properties officeooo:rsid="007c41d4" officeooo:paragraph-rsid="007c41d4"/>
    </style:style>
    <style:style style:name="P11" style:family="paragraph" style:parent-style-name="Text_20_body">
      <style:text-properties officeooo:rsid="004c647f" officeooo:paragraph-rsid="0077885d"/>
    </style:style>
    <style:style style:name="P12" style:family="paragraph" style:parent-style-name="Text_20_body">
      <style:text-properties officeooo:rsid="0081d314" officeooo:paragraph-rsid="0081d314"/>
    </style:style>
    <style:style style:name="P13" style:family="paragraph" style:parent-style-name="Text_20_body">
      <style:text-properties officeooo:rsid="0082e3af" officeooo:paragraph-rsid="0082e3af"/>
    </style:style>
    <style:style style:name="P14" style:family="paragraph" style:parent-style-name="Text_20_body">
      <style:text-properties officeooo:rsid="0083088b" officeooo:paragraph-rsid="0083088b"/>
    </style:style>
    <style:style style:name="P15" style:family="paragraph" style:parent-style-name="Text_20_body">
      <style:text-properties officeooo:rsid="008431ee" officeooo:paragraph-rsid="008431ee"/>
    </style:style>
    <style:style style:name="P16" style:family="paragraph" style:parent-style-name="Text_20_body">
      <style:text-properties fo:font-style="italic" officeooo:rsid="00860035" officeooo:paragraph-rsid="00860035" style:font-style-asian="italic" style:font-style-complex="italic"/>
    </style:style>
    <style:style style:name="P17" style:family="paragraph" style:parent-style-name="Text_20_body">
      <style:text-properties officeooo:rsid="00364656" officeooo:paragraph-rsid="00657175"/>
    </style:style>
    <style:style style:name="P18" style:family="paragraph" style:parent-style-name="Standard">
      <style:text-properties fo:font-size="12pt" officeooo:rsid="006445cc" officeooo:paragraph-rsid="0073460c" style:font-size-asian="12pt" style:font-size-complex="12pt"/>
    </style:style>
    <style:style style:name="P19" style:family="paragraph" style:parent-style-name="Standard">
      <style:text-properties fo:color="#3c3c3c" style:font-name="Monospace" fo:font-size="16pt" officeooo:rsid="006445cc" officeooo:paragraph-rsid="0073460c" style:font-size-asian="16pt"/>
    </style:style>
    <style:style style:name="P20" style:family="paragraph" style:parent-style-name="Standard">
      <style:text-properties officeooo:rsid="0086a266" officeooo:paragraph-rsid="0086a266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3460c" style:font-size-asian="12pt" style:font-size-complex="12pt"/>
    </style:style>
    <style:style style:name="P22" style:family="paragraph" style:parent-style-name="Heading_20_4">
      <style:text-properties officeooo:rsid="006445cc" officeooo:paragraph-rsid="0073460c"/>
    </style:style>
    <style:style style:name="P23" style:family="paragraph" style:parent-style-name="Heading_20_4">
      <style:text-properties officeooo:rsid="0081d314" officeooo:paragraph-rsid="0081d314"/>
    </style:style>
    <style:style style:name="P24" style:family="paragraph" style:parent-style-name="Heading_20_4">
      <style:text-properties officeooo:rsid="0073460c" officeooo:paragraph-rsid="0081d314"/>
    </style:style>
    <style:style style:name="P25" style:family="paragraph" style:parent-style-name="Standard">
      <style:text-properties officeooo:rsid="0086a266"/>
    </style:style>
    <style:style style:name="P26" style:family="paragraph" style:parent-style-name="Standard">
      <style:text-properties officeooo:rsid="0073bc45" officeooo:paragraph-rsid="0073bc45"/>
    </style:style>
    <style:style style:name="P27" style:family="paragraph" style:parent-style-name="Standard">
      <style:text-properties officeooo:rsid="00879b1b" officeooo:paragraph-rsid="00879b1b"/>
    </style:style>
    <style:style style:name="P28" style:family="paragraph" style:parent-style-name="Text_20_body" style:list-style-name="L1">
      <style:text-properties officeooo:rsid="005dd242" officeooo:paragraph-rsid="005dd242"/>
    </style:style>
    <style:style style:name="P29" style:family="paragraph" style:parent-style-name="Text_20_body" style:list-style-name="L2">
      <style:text-properties officeooo:rsid="005dd242" officeooo:paragraph-rsid="005dd242"/>
    </style:style>
    <style:style style:name="P30" style:family="paragraph" style:parent-style-name="Text_20_body" style:list-style-name="L2">
      <style:text-properties officeooo:rsid="006cf089" officeooo:paragraph-rsid="006cf089"/>
    </style:style>
    <style:style style:name="P31" style:family="paragraph" style:parent-style-name="Text_20_body" style:list-style-name="L3">
      <style:text-properties officeooo:rsid="0060b02e" officeooo:paragraph-rsid="0060b02e"/>
    </style:style>
    <style:style style:name="P32" style:family="paragraph" style:parent-style-name="Text_20_body" style:list-style-name="L3">
      <style:text-properties officeooo:rsid="00628407" officeooo:paragraph-rsid="00628407"/>
    </style:style>
    <style:style style:name="P33" style:family="paragraph" style:parent-style-name="Text_20_body" style:list-style-name="L3">
      <style:text-properties officeooo:rsid="00632bc3" officeooo:paragraph-rsid="00632bc3"/>
    </style:style>
    <style:style style:name="P34" style:family="paragraph" style:parent-style-name="Text_20_body" style:list-style-name="L4">
      <style:text-properties officeooo:rsid="0081d314" officeooo:paragraph-rsid="0081d314"/>
    </style:style>
    <style:style style:name="P35" style:family="paragraph" style:parent-style-name="Text_20_body" style:list-style-name="L4">
      <style:text-properties officeooo:rsid="004a8b01" officeooo:paragraph-rsid="004a8b01"/>
    </style:style>
    <style:style style:name="P36" style:family="paragraph" style:parent-style-name="Text_20_body" style:list-style-name="L4">
      <style:text-properties officeooo:rsid="0041fc7f" officeooo:paragraph-rsid="004c647f"/>
    </style:style>
    <style:style style:name="P37" style:family="paragraph" style:parent-style-name="Text_20_body" style:list-style-name="L4">
      <style:text-properties officeooo:rsid="0077885d" officeooo:paragraph-rsid="0077885d"/>
    </style:style>
    <style:style style:name="P38" style:family="paragraph" style:parent-style-name="Heading_20_2">
      <style:text-properties officeooo:rsid="006a5251" officeooo:paragraph-rsid="006a5251"/>
    </style:style>
    <style:style style:name="P39" style:family="paragraph" style:parent-style-name="Heading_20_2">
      <style:text-properties officeooo:rsid="007c41d4" officeooo:paragraph-rsid="007c41d4"/>
    </style:style>
    <style:style style:name="P40" style:family="paragraph" style:parent-style-name="Heading_20_1">
      <style:text-properties officeooo:rsid="00364656" officeooo:paragraph-rsid="0086a266"/>
    </style:style>
    <style:style style:name="T1" style:family="text">
      <style:text-properties officeooo:rsid="003de079"/>
    </style:style>
    <style:style style:name="T2" style:family="text">
      <style:text-properties fo:color="#3c3c3c" style:font-name="Monospac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638e8" style:font-style-asian="italic" style:font-style-complex="italic"/>
    </style:style>
    <style:style style:name="T5" style:family="text">
      <style:text-properties fo:font-style="italic" officeooo:rsid="006cf089" style:font-style-asian="italic" style:font-style-complex="italic"/>
    </style:style>
    <style:style style:name="T6" style:family="text">
      <style:text-properties fo:font-style="italic" officeooo:rsid="008083c9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6f8dc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28407" style:font-style-asian="italic" style:font-weight-asian="bold" style:font-style-complex="italic" style:font-weight-complex="bold"/>
    </style:style>
    <style:style style:name="T10" style:family="text">
      <style:text-properties officeooo:rsid="00628407"/>
    </style:style>
    <style:style style:name="T11" style:family="text">
      <style:text-properties fo:color="#008080" style:font-name="Monospace"/>
    </style:style>
    <style:style style:name="T12" style:family="text">
      <style:text-properties fo:color="#3f7f7f" style:font-name="Monospace"/>
    </style:style>
    <style:style style:name="T13" style:family="text">
      <style:text-properties officeooo:rsid="006638e8"/>
    </style:style>
    <style:style style:name="T14" style:family="text">
      <style:text-properties officeooo:rsid="0068cb87"/>
    </style:style>
    <style:style style:name="T15" style:family="text">
      <style:text-properties officeooo:rsid="006907a6"/>
    </style:style>
    <style:style style:name="T16" style:family="text">
      <style:text-properties officeooo:rsid="006a5251"/>
    </style:style>
    <style:style style:name="T17" style:family="text">
      <style:text-properties officeooo:rsid="006cf089"/>
    </style:style>
    <style:style style:name="T18" style:family="text">
      <style:text-properties fo:font-style="normal" officeooo:rsid="006cf089" style:font-style-asian="normal" style:font-style-complex="normal"/>
    </style:style>
    <style:style style:name="T19" style:family="text">
      <style:text-properties fo:font-style="normal" officeooo:rsid="007c6b01" style:font-style-asian="normal" style:font-style-complex="normal"/>
    </style:style>
    <style:style style:name="T20" style:family="text">
      <style:text-properties style:font-name="Arial" fo:font-size="16.1000003814697pt" fo:font-weight="bol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1" style:family="text">
      <style:text-properties style:font-name="Arial" fo:font-size="16.1000003814697pt" fo:font-weight="bold" officeooo:rsid="0036465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2" style:family="text">
      <style:text-properties style:font-name="Arial" fo:font-size="16.1000003814697pt" fo:font-weight="bold" officeooo:rsid="0086a26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3" style:family="text">
      <style:text-properties officeooo:rsid="0076f8dc"/>
    </style:style>
    <style:style style:name="T24" style:family="text">
      <style:text-properties officeooo:rsid="0079212e"/>
    </style:style>
    <style:style style:name="T25" style:family="text">
      <style:text-properties officeooo:rsid="008083c9"/>
    </style:style>
    <style:style style:name="T26" style:family="text">
      <style:text-properties officeooo:rsid="0081d314"/>
    </style:style>
    <style:style style:name="T27" style:family="text">
      <style:text-properties officeooo:rsid="008600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4">3</text:span> : <text:span text:style-name="T1">SpringBoot et SpringMVC</text:span></text:h>
      <text:p text:style-name="Standard"/>
      <text:p text:style-name="P4">Cet TP permet de voir certains aspects du starter-web :</text:p>
      <text:list xml:id="list2195113035" text:style-name="L1">
        <text:list-item>
          <text:p text:style-name="P28">Environnement Spring MVC</text:p>
        </text:list-item>
        <text:list-item>
          <text:p text:style-name="P28">Organisation </text:p>
          <text:list>
            <text:list-item>
              <text:p text:style-name="P28">des ressources statiques</text:p>
            </text:list-item>
            <text:list-item>
              <text:p text:style-name="P28">des gabarits HTML (Thymeleaf) et la stratégie de résolution de vues</text:p>
            </text:list-item>
          </text:list>
        </text:list-item>
      </text:list>
      <text:p text:style-name="P4"/>
      <text:h text:style-name="Heading_20_1" text:outline-level="1"><text:span text:style-name="T15">3</text:span>.1 <text:span text:style-name="T24">Application Web et </text:span>Spring MVC</text:h>
      <text:h text:style-name="P38" text:outline-level="2">Ajout des dépendances</text:h>
      <text:p text:style-name="P4"><text:span text:style-name="T16">Sur le projet précédent, ajouter les starters suivants </text:span>:</text:p>
      <text:list xml:id="list1101565989" text:style-name="L2">
        <text:list-item>
          <text:p text:style-name="P29">web</text:p>
        </text:list-item>
        <text:list-item>
          <text:p text:style-name="P29">thymeleaf</text:p>
        </text:list-item>
        <text:list-item>
          <text:p text:style-name="P30">dev-tools</text:p>
        </text:list-item>
      </text:list>
      <text:p text:style-name="Text_20_body"/>
      <text:p text:style-name="P5">Récupérer les sources fournis <text:span text:style-name="T17">(répertoire </text:span><text:span text:style-name="T5">static</text:span><text:span text:style-name="T17"> et </text:span><text:span text:style-name="T5">templates </text:span><text:span text:style-name="T18">à placer dans /</text:span><text:span text:style-name="T5">src/main/resources</text:span><text:span text:style-name="T18">)</text:span></text:p>
      <text:p text:style-name="P5"/>
      <text:h text:style-name="P39" text:outline-level="2">Configuration</text:h>
      <text:p text:style-name="P10">Ajouter une configuration MVC déclarant les viewControleurs, permettant d’accéder aux pages présents dans le répertoire templates : <text:span text:style-name="T3">home.html </text:span><text:span text:style-name="T19">et </text:span><text:span text:style-name="T3">documents.html</text:span></text:p>
      <text:p text:style-name="P10"/>
      <text:h text:style-name="P39" text:outline-level="2">Contrôleur</text:h>
      <text:p text:style-name="P6">Implémenter <text:span text:style-name="T3">MemberController</text:span> qui aura pour caractéristique :</text:p>
      <text:list xml:id="list2666878263" text:style-name="L3">
        <text:list-item>
          <text:p text:style-name="P31">De répondre à une URL GET qui routera vers <text:span text:style-name="T10">la page de </text:span><text:span text:style-name="T9">login</text:span><text:span text:style-name="T10"> présent dans templates</text:span></text:p>
        </text:list-item>
        <text:list-item>
          <text:p text:style-name="P32">De répondre à l’URL POST de la page de login, et vérifier les données encapsulées dans la classe DTO User. </text:p>
          <text:list>
            <text:list-item>
              <text:p text:style-name="P33">Si les données sont correctes, positionner un objet <text:span text:style-name="T3">Member</text:span> en session et rediriger vers l<text:span text:style-name="T23">a page </text:span><text:span text:style-name="T8">documents</text:span></text:p>
            </text:list-item>
            <text:list-item>
              <text:p text:style-name="P33">Sinon, positionner une erreur </text:p>
            </text:list-item>
          </text:list>
        </text:list-item>
      </text:list>
      <text:p text:style-name="P1"/>
      <text:h text:style-name="P22" text:outline-level="4">Webjar</text:h>
      <text:p text:style-name="P7">Ajouter dans pom.xml la dépendance suivante :</text:p>
      <text:p text:style-name="P18"><text:span text:style-name="T11">&lt;</text:span><text:span text:style-name="T12">dependency</text:span><text:span text:style-name="T11">&gt;</text:span></text:p>
      <text:p text:style-name="P21"><text:span text:style-name="T2"><text:tab/></text:span><text:span text:style-name="T11">&lt;</text:span><text:span text:style-name="T12">groupId</text:span><text:span text:style-name="T11">&gt;</text:span><text:span text:style-name="T2">org.webjars</text:span><text:span text:style-name="T11">&lt;/</text:span><text:span text:style-name="T12">groupId</text:span><text:span text:style-name="T11">&gt;</text:span></text:p>
      <text:p text:style-name="P21"><text:span text:style-name="T2"><text:tab/></text:span><text:span text:style-name="T11">&lt;</text:span><text:span text:style-name="T12">artifactId</text:span><text:span text:style-name="T11">&gt;</text:span><text:span text:style-name="T2">bootstrap</text:span><text:span text:style-name="T11">&lt;/</text:span><text:span text:style-name="T12">artifactId</text:span><text:span text:style-name="T11">&gt;</text:span></text:p>
      <text:p text:style-name="P21"><text:span text:style-name="T2"><text:tab/></text:span><text:span text:style-name="T11">&lt;</text:span><text:span text:style-name="T12">version</text:span><text:span text:style-name="T11">&gt;</text:span><text:span text:style-name="T2">3.3.7-1</text:span><text:span text:style-name="T11">&lt;/</text:span><text:span text:style-name="T12">version</text:span><text:span text:style-name="T11">&gt;</text:span></text:p>
      <text:p text:style-name="P21"><text:soft-page-break/><text:span text:style-name="T11">&lt;/</text:span><text:span text:style-name="T12">dependency</text:span><text:span text:style-name="T11">&gt;</text:span></text:p>
      <text:p text:style-name="P19"><text:tab/><text:tab/></text:p>
      <text:p text:style-name="P8">Effectuer un <text:span text:style-name="T7">mvn install</text:span> et recharger la page de login</text:p>
      <text:h text:style-name="Heading_20_1" text:outline-level="1"><text:span text:style-name="T21">3.2 API REST</text:span> </text:h>
      <text:p text:style-name="P1"/>
      <text:h text:style-name="P23" text:outline-level="4">3.2.1 Contrôleurs</text:h>
      <text:p text:style-name="P2">Créer un <text:span text:style-name="T13">contrôleur REST </text:span><text:span text:style-name="T4">MemberRestController</text:span><text:span text:style-name="T13"> </text:span>permettant de :</text:p>
      <text:list xml:id="list1432446332" text:style-name="L4">
        <text:list-item>
          <text:p text:style-name="P34">D’effectuer toutes les méthodes CRUD sur un membre</text:p>
        </text:list-item>
        <text:list-item>
          <text:p text:style-name="P35">Afficher les membres contenant un chaîne particulière</text:p>
          <text:p text:style-name="P36"/>
        </text:list-item>
      </text:list>
      <text:p text:style-name="P3">Créer un <text:span text:style-name="T13">contrôleur REST </text:span><text:span text:style-name="T4">DocumentRestController</text:span><text:span text:style-name="T13"> permettant de </text:span>:</text:p>
      <text:list xml:id="list185822250423095" text:continue-numbering="true" text:style-name="L4">
        <text:list-item>
          <text:p text:style-name="P37">Récupérer tous les documents d’un membre donné</text:p>
        </text:list-item>
        <text:list-item>
          <text:p text:style-name="P37">D’ajouter un document à un membre</text:p>
        </text:list-item>
      </text:list>
      <text:p text:style-name="P11"/>
      <text:p text:style-name="P13">Certaines méthodes pourront envoyer des exceptions métier « <text:span text:style-name="T3">MemberNotFoundException</text:span> », « <text:span text:style-name="T3">DocumentNotFoundException</text:span> »</text:p>
      <text:p text:style-name="P13"/>
      <text:p text:style-name="P15">Ne pas sérialiser la liste des documents d’un membre</text:p>
      <text:h text:style-name="P23" text:outline-level="4">3.2.2 Configuration</text:h>
      <text:p text:style-name="P12">Configurer le cors</text:p>
      <text:p text:style-name="P14">Ajouter un <text:span text:style-name="T3">ControllerAdvice</text:span> permettant de <text:span text:style-name="T27">centraliser la gestion d</text:span>es exceptions <text:span text:style-name="T3">MemberNotFoundException</text:span></text:p>
      <text:h text:style-name="P24" text:outline-level="4"><text:span text:style-name="T26">3.2.3 OpenAPI et </text:span>Swagger</text:h>
      <text:p text:style-name="P7">Ajouter les dépendances Swagger dans <text:span text:style-name="T3">pom.xml</text:span></text:p>
      <text:p text:style-name="P26">Accéder à la description de notre api REST <text:span text:style-name="T25">(</text:span><text:span text:style-name="T6">http://server:port/swagger-ui.html</text:span><text:span text:style-name="T25">)</text:span></text:p>
      <text:p text:style-name="P26"/>
      <text:p text:style-name="P27">Ajouter des annotations OpenAPI pour parfaire la documentation</text:p>
      <text:p text:style-name="P26"/>
      <text:p text:style-name="P27">Faire en sorte que la description OpenAPI ne soit pas disponible dans un profil <text:span text:style-name="T7">prod</text:span>.</text:p>
      <text:p text:style-name="P17"/>
      <text:p text:style-name="P17"/>
      <text:h text:style-name="P40" text:outline-level="1"><text:span text:style-name="T20">3.2 </text:span><text:span text:style-name="T22">Appels REST </text:span></text:h>
      <text:p text:style-name="P25">Créer un autre projet qui offre une ressource REST permettant de renvoyer une réponse JSON contenant un Member et tous ces documents associés.</text:p>
      <text:p text:style-name="P20">Pour cela, le nouveau projet effectuera des appels REST vers l’application précéd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1-01-17T18:58:21.029435648</dc:date>
    <meta:editing-duration>P1DT20H53M24S</meta:editing-duration>
    <meta:editing-cycles>11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58" meta:character-count="2427" meta:non-whitespace-character-count="2125"/>
  </office:meta>
</office:document-meta>
</file>